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5772" officeooo:paragraph-rsid="00085772"/>
    </style:style>
    <style:style style:name="P2" style:family="paragraph" style:parent-style-name="Standard">
      <style:text-properties fo:font-weight="bold" officeooo:rsid="0008ebaf" officeooo:paragraph-rsid="0008ebaf" style:font-weight-asian="bold" style:font-weight-complex="bold"/>
    </style:style>
    <style:style style:name="P3" style:family="paragraph" style:parent-style-name="Standard">
      <style:text-properties fo:font-weight="bold" officeooo:rsid="000c05ed" officeooo:paragraph-rsid="000c05ed" style:font-weight-asian="bold" style:font-weight-complex="bold"/>
    </style:style>
    <style:style style:name="P4" style:family="paragraph" style:parent-style-name="Standard">
      <style:text-properties fo:font-weight="bold" officeooo:rsid="000cca9b" officeooo:paragraph-rsid="000cca9b" style:font-weight-asian="bold" style:font-weight-complex="bold"/>
    </style:style>
    <style:style style:name="P5" style:family="paragraph" style:parent-style-name="Standard">
      <style:text-properties fo:font-weight="bold" officeooo:rsid="0016552e" officeooo:paragraph-rsid="0016552e" style:font-weight-asian="bold" style:font-weight-complex="bold"/>
    </style:style>
    <style:style style:name="P6" style:family="paragraph" style:parent-style-name="Standard">
      <style:text-properties fo:font-weight="bold" officeooo:rsid="00165ea9" officeooo:paragraph-rsid="00165ea9" style:font-weight-asian="bold" style:font-weight-complex="bold"/>
    </style:style>
    <style:style style:name="P7" style:family="paragraph" style:parent-style-name="Standard">
      <style:text-properties fo:font-weight="bold" officeooo:rsid="0016f97f" officeooo:paragraph-rsid="0016f97f" style:font-weight-asian="bold" style:font-weight-complex="bold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f54b2" officeooo:paragraph-rsid="000f54b2" style:font-weight-asian="bold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14291" officeooo:paragraph-rsid="00114291" style:font-weight-asian="bold" style:font-weight-complex="bold"/>
    </style:style>
    <style:style style:name="P10" style:family="paragraph" style:parent-style-name="Standard">
      <style:text-properties fo:font-weight="normal" officeooo:rsid="00085772" officeooo:paragraph-rsid="00085772" style:font-weight-asian="normal" style:font-weight-complex="normal"/>
    </style:style>
    <style:style style:name="P11" style:family="paragraph" style:parent-style-name="Standard">
      <style:text-properties fo:font-weight="normal" officeooo:rsid="0008ebaf" officeooo:paragraph-rsid="0008ebaf" style:font-weight-asian="normal" style:font-weight-complex="normal"/>
    </style:style>
    <style:style style:name="P12" style:family="paragraph" style:parent-style-name="Standard">
      <style:text-properties fo:font-weight="normal" officeooo:rsid="000ab5a2" officeooo:paragraph-rsid="000ab5a2" style:font-weight-asian="normal" style:font-weight-complex="normal"/>
    </style:style>
    <style:style style:name="P13" style:family="paragraph" style:parent-style-name="Standard">
      <style:text-properties fo:font-weight="normal" officeooo:rsid="00157bbb" officeooo:paragraph-rsid="00157bbb" style:font-weight-asian="normal" style:font-weight-complex="normal"/>
    </style:style>
    <style:style style:name="P14" style:family="paragraph" style:parent-style-name="Standard">
      <style:text-properties fo:font-weight="normal" officeooo:rsid="000c05ed" officeooo:paragraph-rsid="000c05ed" style:font-weight-asian="normal" style:font-weight-complex="normal"/>
    </style:style>
    <style:style style:name="P15" style:family="paragraph" style:parent-style-name="Standard">
      <style:text-properties fo:font-weight="normal" officeooo:rsid="000cca9b" officeooo:paragraph-rsid="000cca9b" style:font-weight-asian="normal" style:font-weight-complex="normal"/>
    </style:style>
    <style:style style:name="P16" style:family="paragraph" style:parent-style-name="Standard">
      <style:text-properties fo:font-weight="normal" officeooo:rsid="0016552e" officeooo:paragraph-rsid="0016552e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16552e" officeooo:paragraph-rsid="0016552e" style:font-weight-asian="normal" style:font-weight-complex="normal"/>
    </style:style>
    <style:style style:name="P18" style:family="paragraph" style:parent-style-name="Standard">
      <style:text-properties fo:font-weight="normal" officeooo:rsid="00165ea9" officeooo:paragraph-rsid="00165ea9" style:font-weight-asian="normal" style:font-weight-complex="normal"/>
    </style:style>
    <style:style style:name="P19" style:family="paragraph" style:parent-style-name="Standard">
      <style:text-properties fo:font-weight="normal" officeooo:rsid="0016f97f" officeooo:paragraph-rsid="0016f97f" style:font-weight-asian="normal" style:font-weight-complex="normal"/>
    </style:style>
    <style:style style:name="P20" style:family="paragraph" style:parent-style-name="Standard" style:list-style-name="L1">
      <style:text-properties fo:font-weight="bold" officeooo:rsid="000cca9b" officeooo:paragraph-rsid="000cca9b" style:font-weight-asian="bold" style:font-weight-complex="bold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0f54b2" officeooo:paragraph-rsid="000f54b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1603" style:font-weight-asian="normal" style:font-weight-complex="normal"/>
    </style:style>
    <style:style style:name="T4" style:family="text">
      <style:text-properties fo:font-weight="normal" officeooo:rsid="0012009a" style:font-weight-asian="normal" style:font-weight-complex="normal"/>
    </style:style>
    <style:style style:name="T5" style:family="text">
      <style:text-properties fo:font-weight="normal" officeooo:rsid="0012828d" style:font-weight-asian="normal" style:font-weight-complex="normal"/>
    </style:style>
    <style:style style:name="T6" style:family="text">
      <style:text-properties fo:font-weight="normal" officeooo:rsid="00145400" style:font-weight-asian="normal" style:font-weight-complex="normal"/>
    </style:style>
    <style:style style:name="T7" style:family="text">
      <style:text-properties fo:font-weight="normal" officeooo:rsid="001888ab" style:font-weight-asian="normal" style:font-weight-complex="normal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ce181e" officeooo:rsid="000e1603"/>
    </style:style>
    <style:style style:name="T10" style:family="text">
      <style:text-properties fo:color="#ce181e" style:font-name="Liberation Serif" fo:font-weight="normal" officeooo:rsid="000ffcdb" style:font-weight-asian="normal" style:font-weight-complex="normal"/>
    </style:style>
    <style:style style:name="T11" style:family="text">
      <style:text-properties fo:color="#ce181e" fo:font-weight="normal" officeooo:rsid="001888ab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145400" style:font-weight-asian="normal" style:font-weight-complex="normal"/>
    </style:style>
    <style:style style:name="T13" style:family="text">
      <style:text-properties style:text-underline-style="none" fo:font-weight="normal" officeooo:rsid="0014540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práticas reiteradamente observadas pelas autoridades administrativas são <text:span text:style-name="T1">normas complementares</text:span><text:span text:style-name="T2"> das leis, dos tratados e convenções internacionais e dos decretos. </text:span><text:span text:style-name="T8">Não são métodos de integração da legislação tributária</text:span><text:span text:style-name="T2">.</text:span></text:p>
      <text:p text:style-name="P10"/>
      <text:p text:style-name="P2">Ultratividade da lei tributária<text:span text:style-name="T2">: lei não vigente mas ainda eficaz.</text:span></text:p>
      <text:p text:style-name="P11"/>
      <text:p text:style-name="P12">Vigência da norma → validade formal.</text:p>
      <text:p text:style-name="P12">Eficácia da norma → validade social.</text:p>
      <text:p text:style-name="P12"/>
      <text:p text:style-name="P13">Vigência é a aptidão de uma norma para qualificar fatos, desencadeando seus efeitos de direito.</text:p>
      <text:p text:style-name="P12"/>
      <text:p text:style-name="P3"><text:span text:style-name="T2">Se uma lei depende de regulamentação por decreto, cabe a este </text:span>estabelecer o momento em que se tem por iniciada a produção de efeitos da lei<text:span text:style-name="T2">.</text:span></text:p>
      <text:p text:style-name="P14"/>
      <text:p text:style-name="P4"/>
      <text:p text:style-name="P4"><text:span text:style-name="T9">Salvo disposição em contrário</text:span><text:span text:style-name="T3">, i</text:span><text:span text:style-name="T2">nício da vigência das normas complementares, segundo o CTN:</text:span></text:p>
      <text:list xml:id="list1872939034" text:style-name="L1">
        <text:list-item>
          <text:p text:style-name="P20">atos administrativos<text:span text:style-name="T2"> → data da publicação;</text:span></text:p>
        </text:list-item>
        <text:list-item>
          <text:p text:style-name="P20">decisões<text:span text:style-name="T2"> → 30 dias após publicação;</text:span></text:p>
        </text:list-item>
        <text:list-item>
          <text:p text:style-name="P20">convênios<text:span text:style-name="T2"> → data neles prevista. </text:span><text:span text:style-name="T11">[se não houver, são os 45 dias da LINDB]</text:span></text:p>
        </text:list-item>
      </text:list>
      <text:p text:style-name="P15"/>
      <text:p text:style-name="P8"><text:span text:style-name="T2">CTN, Art. 104. Entram em </text:span>vigor<text:span text:style-name="T2"> no 1º dia do exercício seguinte àquele em que ocorra a sua publicação os dispositivos de lei, referentes a </text:span>impostos sobre patrimônio ou a renda<text:span text:style-name="T2">:</text:span></text:p>
      <text:p text:style-name="P21">I – que instituem ou majoram tais impostos;</text:p>
      <text:p text:style-name="P21">II – que definem novas HI’s;</text:p>
      <text:p text:style-name="P8"><text:span text:style-name="T2">III – que extinguam ou reduzem isenções, salvo se a lei dispuser de maneira mais favorável ao contribuinte, e observado o disposto no art. 178. </text:span><text:span text:style-name="T10">[se não concedida por prazo certo ou em função de determinadas condições, a isenção pode ser revogada ou modificada por lei a qualquer tempo]</text:span></text:p>
      <text:p text:style-name="P21"/>
      <text:p text:style-name="P9"><text:span text:style-name="T2">Esse art. 104 do CTN </text:span>não se confunde com o Princípio da Anterioridade<text:span text:style-name="T2">, </text:span><text:span text:style-name="T4">pois está se referindo a “vigor”, e não “produção de efeitos </text:span><text:span text:style-name="T5">(eficácia)</text:span><text:span text:style-name="T4">”. </text:span><text:span text:style-name="T6">Para a prova, levar o art. 104 do CTN em consideração </text:span><text:span text:style-name="T12">somente se a questão expressamente solicitar o referido artigo, ou implicitamente o fizer ao citar “vigor” e “impostos sobre o patrimônio ou renda”</text:span><text:span text:style-name="T13">. Como regra geral, sempre responder as questões com base nos princípios constitucionais da anterioridade e da noventena.</text:span></text:p>
      <text:p text:style-name="P15"/>
      <text:p text:style-name="P5"><text:span text:style-name="T2">CF → </text:span>não<text:span text:style-name="T2"> prevê nenhuma exceção ao Princípio da Irretroatividade.</text:span></text:p>
      <text:p text:style-name="P16">CTN → prevê duas exceções ao Princípio da Irretroatividade:</text:p>
      <text:list xml:id="list4169491923" text:style-name="L2">
        <text:list-item>
          <text:p text:style-name="P17">lei interpretativa; e</text:p>
        </text:list-item>
        <text:list-item>
          <text:p text:style-name="P17">lei mais benéfica ao infrator.</text:p>
        </text:list-item>
      </text:list>
      <text:p text:style-name="P16"/>
      <text:p text:style-name="P6">Interpretação autêntica<text:span text:style-name="T2"> → quando a interpretação de uma lei é feita por meio de outra lei.</text:span></text:p>
      <text:p text:style-name="P18"/>
      <text:p text:style-name="P7"><text:span text:style-name="T2">A lei expressamente interpretativa </text:span>não interfere<text:span text:style-name="T2"> nas decisões finais proferidas pelo Judiciário.</text:span></text:p>
      <text:p text:style-name="P19"/>
      <text:p text:style-name="P19">Direito Tributário Penal → sanções administrativas em matéria tributária.</text:p>
      <text:p text:style-name="P19">Direito Penal Tributário → crimes contra a ordem tributá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9:05:05.968000000</meta:creation-date>
    <dc:date>2018-06-02T14:44:17.761000000</dc:date>
    <meta:editing-duration>PT3H22M36S</meta:editing-duration>
    <meta:editing-cycles>18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23" meta:word-count="375" meta:character-count="2330" meta:non-whitespace-character-count="1980"/>
  </office:meta>
</office:document-meta>
</file>